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style:min-row-height="0.631cm"/>
    </style:style>
    <style:style style:name="P1" style:family="paragraph" style:parent-style-name="Table_20_Contents">
      <style:paragraph-properties fo:text-align="center" style:justify-single-word="false"/>
      <style:text-properties officeooo:rsid="001a0b51" officeooo:paragraph-rsid="001a0b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number-columns-repeated="2"/>
        <table:table-row>
          <table:table-cell table:style-name="Tabelle1.A1" table:number-columns-spanned="2" office:value-type="string">
            <text:p text:style-name="P1">Descriptions</text:p>
          </table:table-cell>
          <table:covered-table-cell/>
        </table:table-row>
        <table:table-row>
          <table:table-cell table:style-name="Tabelle1.A2" office:value-type="string">
            <text:p text:style-name="Table_20_Contents">I got an A-Level degree in Germany. I started to study linguistics at Leipzig University in Germany. I have great knowledge of German grammar and advanced knowledge of the English language. I also have a great knowledge of different European and non-European grammar which makes it easy for me to understand the difficulties that students have in understanding different aspects of the German language and to explain them in short and simple sentences.</text:p>
          </table:table-cell>
          <table:table-cell table:style-name="Tabelle1.B2" office:value-type="string">
            <text:p text:style-name="Table_20_Contents"/>
          </table:table-cell>
        </table:table-row>
        <table:table-row table:style-name="Tabelle1.3">
          <table:table-cell table:style-name="Tabelle1.A2" office:value-type="string">
            <text:p text:style-name="Table_20_Contents">I have taught German and Russian (beginners level) to people from several countries. I have experience in teaching online as well as in teaching in-person (private lessons with one student at a time). I taught children (eight years) and adults from beginner to advanced level. Since the German language is heavily based on grammar I strongly focus on grammar. I will show my students, that the grammar itself is less complicated than it might look at the first glance. Often I can show them similarities between German and English or their own language which makes it easy for my students to comprehend. Talking is also an important part of my methodology.</text:p>
          </table:table-cell>
          <table:table-cell table:style-name="Tabelle1.B2" office:value-type="string">
            <text:p text:style-name="Table_20_Contents"/>
          </table:table-cell>
        </table:table-row>
        <table:table-row table:style-name="Tabelle1.3">
          <table:table-cell table:style-name="Tabelle1.A2" office:value-type="string">
            <text:p text:style-name="Table_20_Contents">I create individual Lessons with small texts, fill in the blank, wordlist, mp3 audio files, and more. I am very focused on grammar since my experience is that most problems in speaking German come from a lack of knowledge of what endings to add to the words as well as the sentences Structure. That makes it hard for students to speak and keeps them from making progress.</text:p>
          </table:table-cell>
          <table:table-cell table:style-name="Tabel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8T08:06:31.584463900</meta:creation-date>
    <dc:date>2026-04-28T08:10:17.253903000</dc:date>
    <meta:editing-duration>PT3M45S</meta:editing-duration>
    <meta:editing-cycles>2</meta:editing-cycles>
    <meta:generator>LibreOffice/25.8.3.2$Windows_X86_64 LibreOffice_project/8ca8d55c161d602844f5428fa4b58097424e324e</meta:generator>
    <meta:document-statistic meta:table-count="1" meta:image-count="0" meta:object-count="0" meta:page-count="1" meta:paragraph-count="4" meta:word-count="252" meta:character-count="1491" meta:non-whitespace-character-count="1243"/>
  </office:meta>
</office:document-meta>
</file>